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061cm"/>
    </style:style>
    <style:style style:name="co3" style:family="table-column">
      <style:table-column-properties fo:break-before="auto" style:column-width="14.623cm"/>
    </style:style>
    <style:style style:name="co4" style:family="table-column">
      <style:table-column-properties fo:break-before="auto" style:column-width="6.964cm"/>
    </style:style>
    <style:style style:name="co5" style:family="table-column">
      <style:table-column-properties fo:break-before="auto" style:column-width="8.9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fo:color="#2a00ff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esign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referenc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logback</text:p>
          </table:table-cell>
          <table:table-cell office:value-type="string">
            <text:p>https://www.youtube.com/watch?v=ZmTNAKuTyVg</text:p>
          </table:table-cell>
        </table:table-row>
      </table:table>
      <table:table table:name="logger" table:style-name="ta1" table:print="false"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application.properties</text:p>
          </table:table-cell>
          <table:table-cell/>
        </table:table-row>
        <table:table-row table:style-name="ro1">
          <table:table-cell table:style-name="ce1" office:value-type="string">
            <text:p><text:span text:style-name="T1">logging.file.name=</text:span><text:span text:style-name="T2">C:</text:span><text:span text:style-name="T2"><text:a xlink:href="file://logs//homeoheal//application//common//common.log">\\logs\\homeoheal\\application\\common\\common.log</text:a></text:span></text:p>
          </table:table-cell>
          <table:table-cell/>
        </table:table-row>
        <table:table-row table:style-name="ro1">
          <table:table-cell office:value-type="string">
            <text:p>logging.pattern.console=</text:p>
          </table:table-cell>
          <table:table-cell office:value-type="string">
            <text:p>%d %thread %level %logger %msg %n </text:p>
          </table:table-cell>
        </table:table-row>
      </table:table>
      <table:table table:name="steps" table:style-name="ta1" table:print="false"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task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pringboot starter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atabase connection and config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aven config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t api / service / repository config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pplication logging using logback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lasticsearch confi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lasticsearch connec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perty files reading from outai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chedul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dding heade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ustom service respons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se ss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auth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22/11/2020</text:date>, <text:time>00:1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4M29S</meta:editing-duration>
    <meta:editing-cycles>5</meta:editing-cycles>
    <meta:generator>OpenOffice/4.1.8$Win32 OpenOffice.org_project/418m3$Build-9803</meta:generator>
    <dc:date>2020-11-22T00:10:25.24</dc:date>
    <dc:creator>Ashwin Prabhu</dc:creator>
    <meta:document-statistic meta:table-count="5" meta:cell-count="25" meta:object-count="0"/>
    <meta:user-defined meta:name="Info 1"/>
    <meta:user-defined meta:name="Info 2"/>
    <meta:user-defined meta:name="Info 3"/>
    <meta:user-defined meta:name="Info 4"/>
  </office:meta>
</office:document-meta>
</file>